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6.99mm"/>
    </style:style>
    <style:style style:name="co3" style:family="table-column">
      <style:table-column-properties fo:break-before="auto" style:column-width="12.33mm"/>
    </style:style>
    <style:style style:name="co4" style:family="table-column">
      <style:table-column-properties fo:break-before="auto" style:column-width="13.69mm"/>
    </style:style>
    <style:style style:name="co5" style:family="table-column">
      <style:table-column-properties fo:break-before="auto" style:column-width="23.23mm"/>
    </style:style>
    <style:style style:name="co6" style:family="table-column">
      <style:table-column-properties fo:break-before="auto" style:column-width="22.4mm"/>
    </style:style>
    <style:style style:name="co7" style:family="table-column">
      <style:table-column-properties fo:break-before="auto" style:column-width="20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"/>
    <style:style style:name="ce3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 style:data-style-name="N112"/>
    <style:style style:name="ce5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0.74pt solid #000000" fo:border-right="none" fo:border-top="none"/>
    </style:style>
    <style:style style:name="ce7" style:family="table-cell" style:parent-style-name="Default">
      <style:table-cell-properties fo:border-bottom="none" fo:border-left="0.74pt solid #000000" fo:border-right="0.74pt solid #000000" fo:border-top="none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order-left="none" fo:border-right="0.74pt solid #000000" fo:border-top="none"/>
    </style:style>
    <style:style style:name="ce9" style:family="table-cell" style:parent-style-name="Default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Pricing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ce2"/>
        <table:table-column table:style-name="co1" table:number-columns-repeated="1021" table:default-cell-style-name="Default"/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issileSpeedIndexCost</text:p>
          </table:table-cell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issileSpeedIndexCostPow</text:p>
          </table:table-cell>
          <table:table-cell table:style-name="Default" office:value-type="float" office:value="1.5" calcext:value-type="float">
            <text:p>1.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issileRangeIndexCost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issileRangeIndexCostPow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issileBlastRadiusIndexCost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issileBlastRadiusIndexCostPow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NukeBlastRadiusIndexCost</text:p>
          </table:table-cell>
          <table:table-cell table:style-name="Default" office:value-type="float" office:value="400" calcext:value-type="float">
            <text:p>4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NukeBlastRadiusIndexCostPow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issileMaxDamageIndexCost</text:p>
          </table:table-cell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issileMaxDamageIndexCostPow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InterceptorSpeedIndexCost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InterceptorSpeedIndexCostPow</text:p>
          </table:table-cell>
          <table:table-cell table:style-name="Default" office:value-type="float" office:value="1.75" calcext:value-type="float">
            <text:p>1.7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InterceptorRangeIndexCost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InterceptorRangeIndexCostPow</text:p>
          </table:table-cell>
          <table:table-cell table:style-name="Default" office:value-type="float" office:value="1.25" calcext:value-type="float">
            <text:p>1.2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NukeCost</text:p>
          </table:table-cell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ECMCost</text:p>
          </table:table-cell>
          <table:table-cell table:style-name="Default" office:value-type="float" office:value="200" calcext:value-type="float">
            <text:p>2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rackingCost</text:p>
          </table:table-cell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issilePrepTimePerMagnitude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InterceptorPrepTimePerMagnitude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FEATURE_MAG_NUKE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FEATURE_MAG_TRACKING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FEATURE_MAG_ECM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Prep Time</text:p>
          </table:table-cell>
          <table:table-cell table:style-name="ce1" office:value-type="string" calcext:value-type="string">
            <text:p>Speed</text:p>
          </table:table-cell>
          <table:table-cell table:style-name="ce1" office:value-type="string" calcext:value-type="string">
            <text:p>Range</text:p>
          </table:table-cell>
          <table:table-cell table:style-name="ce1" office:value-type="string" calcext:value-type="string">
            <text:p>BlastRad</text:p>
          </table:table-cell>
          <table:table-cell table:style-name="ce1" office:value-type="string" calcext:value-type="string">
            <text:p>Damage</text:p>
          </table:table-cell>
          <table:table-cell table:style-name="ce1" office:value-type="string" calcext:value-type="string">
            <text:p>ECM?</text:p>
          </table:table-cell>
          <table:table-cell table:style-name="ce1" office:value-type="string" calcext:value-type="string">
            <text:p>Tracking?</text:p>
          </table:table-cell>
          <table:table-cell table:style-name="ce1" table:number-columns-repeated="1014"/>
        </table:table-row>
        <table:table-row table:style-name="ro1">
          <table:table-cell/>
          <table:table-cell table:style-name="ce1" office:value-type="string" calcext:value-type="string">
            <text:p>Missiles</text:p>
          </table:table-cell>
          <table:table-cell table:style-name="Default"/>
          <table:table-cell table:number-columns-repeated="1021"/>
        </table:table-row>
        <table:table-row table:style-name="ro1">
          <table:table-cell/>
          <table:table-cell office:value-type="string" calcext:value-type="string">
            <text:p>Enyo</text:p>
          </table:table-cell>
          <table:table-cell table:formula="of:=(POWER([.E27];[.$C$3])*[.$C$2])+(POWER([.F27];[.$C$5])*[.$C$4])+(POWER([.G27];[.$C$7])*[.$C$6])+(POWER([.H27];[.$C$11])*[.$C$10])+([.I27]*[.$C$17])+([.J27]*[.$C$18])" office:value-type="float" office:value="300" calcext:value-type="float">
            <text:p>300</text:p>
          </table:table-cell>
          <table:table-cell table:formula="of:=[.$C$19]*(1+([.E27])+([.F27])+([.G27])+([.H27])+([.I27]*[.$C$23])+([.J27]*[.$C$22]))" office:value-type="float" office:value="10" calcext:value-type="float">
            <text:p>1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Eris</text:p>
          </table:table-cell>
          <table:table-cell table:formula="of:=(POWER([.E28];[.$C$3])*[.$C$2])+(POWER([.F28];[.$C$5])*[.$C$4])+(POWER([.G28];[.$C$7])*[.$C$6])+(POWER([.H28];[.$C$11])*[.$C$10])+([.I28]*[.$C$17])+([.J28]*[.$C$18])" office:value-type="float" office:value="450" calcext:value-type="float">
            <text:p>450</text:p>
          </table:table-cell>
          <table:table-cell table:formula="of:=[.$C$19]*(1+([.E28])+([.F28])+([.G28])+([.H28])+([.I28]*[.$C$23])+([.J28]*[.$C$22]))"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Daisycutter</text:p>
          </table:table-cell>
          <table:table-cell table:formula="of:=(POWER([.E29];[.$C$3])*[.$C$2])+(POWER([.F29];[.$C$5])*[.$C$4])+(POWER([.G29];[.$C$7])*[.$C$6])+(POWER([.H29];[.$C$11])*[.$C$10])+([.I29]*[.$C$17])+([.J29]*[.$C$18])" office:value-type="float" office:value="400" calcext:value-type="float">
            <text:p>400</text:p>
          </table:table-cell>
          <table:table-cell table:formula="of:=[.$C$19]*(1+([.E29])+([.F29])+([.G29])+([.H29])+([.I29]*[.$C$23])+([.J29]*[.$C$22]))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ucky Strike</text:p>
          </table:table-cell>
          <table:table-cell table:formula="of:=(POWER([.E30];[.$C$3])*[.$C$2])+(POWER([.F30];[.$C$5])*[.$C$4])+(POWER([.G30];[.$C$7])*[.$C$6])+(POWER([.H30];[.$C$11])*[.$C$10])+([.I30]*[.$C$17])+([.J30]*[.$C$18])" office:value-type="float" office:value="400" calcext:value-type="float">
            <text:p>400</text:p>
          </table:table-cell>
          <table:table-cell table:formula="of:=[.$C$19]*(1+([.E30])+([.F30])+([.G30])+([.H30])+([.I30]*[.$C$23])+([.J30]*[.$C$22]))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Erebus</text:p>
          </table:table-cell>
          <table:table-cell table:formula="of:=(POWER([.E31];[.$C$3])*[.$C$2])+(POWER([.F31];[.$C$5])*[.$C$4])+(POWER([.G31];[.$C$7])*[.$C$6])+(POWER([.H31];[.$C$11])*[.$C$10])+([.I31]*[.$C$17])+([.J31]*[.$C$18])" office:value-type="float" office:value="550" calcext:value-type="float">
            <text:p>550</text:p>
          </table:table-cell>
          <table:table-cell table:formula="of:=[.$C$19]*(1+([.E31])+([.F31])+([.G31])+([.H31])+([.I31]*[.$C$23])+([.J31]*[.$C$22]))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uper Erebus</text:p>
          </table:table-cell>
          <table:table-cell table:formula="of:=(POWER([.E32];[.$C$3])*[.$C$2])+(POWER([.F32];[.$C$5])*[.$C$4])+(POWER([.G32];[.$C$7])*[.$C$6])+(POWER([.H32];[.$C$11])*[.$C$10])+([.I32]*[.$C$17])+([.J32]*[.$C$18])" office:value-type="float" office:value="850" calcext:value-type="float">
            <text:p>850</text:p>
          </table:table-cell>
          <table:table-cell table:formula="of:=[.$C$19]*(1+([.E32])+([.F32])+([.G32])+([.H32])+([.I32]*[.$C$23])+([.J32]*[.$C$22]))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hoas</text:p>
          </table:table-cell>
          <table:table-cell table:formula="of:=(POWER([.E33];[.$C$3])*[.$C$2])+(POWER([.F33];[.$C$5])*[.$C$4])+(POWER([.G33];[.$C$7])*[.$C$6])+(POWER([.H33];[.$C$11])*[.$C$10])+([.I33]*[.$C$17])+([.J33]*[.$C$18])" office:value-type="float" office:value="650" calcext:value-type="float">
            <text:p>650</text:p>
          </table:table-cell>
          <table:table-cell table:formula="of:=[.$C$19]*(1+([.E33])+([.F33])+([.G33])+([.H33])+([.I33]*[.$C$23])+([.J33]*[.$C$22]))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Typhon</text:p>
          </table:table-cell>
          <table:table-cell table:formula="of:=(POWER([.E34];[.$C$3])*[.$C$2])+(POWER([.F34];[.$C$5])*[.$C$4])+(POWER([.G34];[.$C$7])*[.$C$6])+(POWER([.H34];[.$C$11])*[.$C$10])+([.I34]*[.$C$17])+([.J34]*[.$C$18])" office:value-type="float" office:value="732.842712474619" calcext:value-type="float">
            <text:p>733</text:p>
          </table:table-cell>
          <table:table-cell table:formula="of:=[.$C$19]*(1+([.E34])+([.F34])+([.G34])+([.H34])+([.I34]*[.$C$23])+([.J34]*[.$C$22]))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Hunter Typhon</text:p>
          </table:table-cell>
          <table:table-cell table:formula="of:=(POWER([.E35];[.$C$3])*[.$C$2])+(POWER([.F35];[.$C$5])*[.$C$4])+(POWER([.G35];[.$C$7])*[.$C$6])+(POWER([.H35];[.$C$11])*[.$C$10])+([.I35]*[.$C$17])+([.J35]*[.$C$18])" office:value-type="float" office:value="832.842712474619" calcext:value-type="float">
            <text:p>833</text:p>
          </table:table-cell>
          <table:table-cell table:formula="of:=[.$C$19]*(1+([.E35])+([.F35])+([.G35])+([.H35])+([.I35]*[.$C$23])+([.J35]*[.$C$22]))"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Tartarus</text:p>
          </table:table-cell>
          <table:table-cell table:formula="of:=(POWER([.E36];[.$C$3])*[.$C$2])+(POWER([.F36];[.$C$5])*[.$C$4])+(POWER([.G36];[.$C$7])*[.$C$6])+(POWER([.H36];[.$C$11])*[.$C$10])+([.I36]*[.$C$17])+([.J36]*[.$C$18])" office:value-type="float" office:value="882.842712474619" calcext:value-type="float">
            <text:p>883</text:p>
          </table:table-cell>
          <table:table-cell table:formula="of:=[.$C$19]*(1+([.E36])+([.F36])+([.G36])+([.H36])+([.I36]*[.$C$23])+([.J36]*[.$C$22]))"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Hades</text:p>
          </table:table-cell>
          <table:table-cell table:formula="of:=(POWER([.E37];[.$C$3])*[.$C$2])+(POWER([.F37];[.$C$5])*[.$C$4])+(POWER([.G37];[.$C$7])*[.$C$6])+(POWER([.H37];[.$C$11])*[.$C$10])+([.I37]*[.$C$17])+([.J37]*[.$C$18])" office:value-type="float" office:value="969.615242270663" calcext:value-type="float">
            <text:p>970</text:p>
          </table:table-cell>
          <table:table-cell table:formula="of:=[.$C$19]*(1+([.E37])+([.F37])+([.G37])+([.H37])+([.I37]*[.$C$23])+([.J37]*[.$C$22]))" office:value-type="float" office:value="22" calcext:value-type="float">
            <text:p>2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urgeon</text:p>
          </table:table-cell>
          <table:table-cell table:formula="of:=(POWER([.E38];[.$C$3])*[.$C$2])+(POWER([.F38];[.$C$5])*[.$C$4])+(POWER([.G38];[.$C$7])*[.$C$6])+(POWER([.H38];[.$C$11])*[.$C$10])+([.I38]*[.$C$17])+([.J38]*[.$C$18])" office:value-type="float" office:value="919.615242270663" calcext:value-type="float">
            <text:p>920</text:p>
          </table:table-cell>
          <table:table-cell table:formula="of:=[.$C$19]*(1+([.E38])+([.F38])+([.G38])+([.H38])+([.I38]*[.$C$23])+([.J38]*[.$C$22]))" office:value-type="float" office:value="20" calcext:value-type="float">
            <text:p>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Texan</text:p>
          </table:table-cell>
          <table:table-cell table:formula="of:=(POWER([.E39];[.$C$3])*[.$C$2])+(POWER([.F39];[.$C$5])*[.$C$4])+(POWER([.G39];[.$C$7])*[.$C$6])+(POWER([.H39];[.$C$11])*[.$C$10])+([.I39]*[.$C$17])+([.J39]*[.$C$18])" office:value-type="float" office:value="1419.61524227066" calcext:value-type="float">
            <text:p>1420</text:p>
          </table:table-cell>
          <table:table-cell table:formula="of:=[.$C$19]*(1+([.E39])+([.F39])+([.G39])+([.H39])+([.I39]*[.$C$23])+([.J39]*[.$C$22]))" office:value-type="float" office:value="34" calcext:value-type="float">
            <text:p>3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1" office:value-type="string" calcext:value-type="string">
            <text:p>Nuke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ephaestus</text:p>
          </table:table-cell>
          <table:table-cell table:formula="of:=(POWER([.E42];[.$C$3])*[.$C$2])+(POWER([.F42];[.$C$5])*[.$C$4])+(POWER([.G42];[.$C$9])*[.$C$8])+(POWER([.H42];[.$C$11])*[.$C$10])+([.I42]*[.$C$17])+([.J42]*[.$C$18])+[.$C$16]" office:value-type="float" office:value="1400" calcext:value-type="float">
            <text:p>1400</text:p>
          </table:table-cell>
          <table:table-cell table:formula="of:=[.$C$19]*(1+([.E42])+([.F42])+([.G42])+([.H42])+([.I42]*[.$C$23])+([.J42]*[.$C$22])+[.$C$21])"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Brexit</text:p>
          </table:table-cell>
          <table:table-cell table:formula="of:=(POWER([.E43];[.$C$3])*[.$C$2])+(POWER([.F43];[.$C$5])*[.$C$4])+(POWER([.G43];[.$C$9])*[.$C$8])+(POWER([.H43];[.$C$11])*[.$C$10])+([.I43]*[.$C$17])+([.J43]*[.$C$18])+[.$C$16]" office:value-type="float" office:value="1732.84271247462" calcext:value-type="float">
            <text:p>1733</text:p>
          </table:table-cell>
          <table:table-cell table:formula="of:=[.$C$19]*(1+([.E43])+([.F43])+([.G43])+([.H43])+([.I43]*[.$C$23])+([.J43]*[.$C$22])+[.$C$21])"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N-4118</text:p>
          </table:table-cell>
          <table:table-cell table:formula="of:=(POWER([.E44];[.$C$3])*[.$C$2])+(POWER([.F44];[.$C$5])*[.$C$4])+(POWER([.G44];[.$C$9])*[.$C$8])+(POWER([.H44];[.$C$11])*[.$C$10])+([.I44]*[.$C$17])+([.J44]*[.$C$18])+[.$C$16]" office:value-type="float" office:value="2169.61524227066" calcext:value-type="float">
            <text:p>2170</text:p>
          </table:table-cell>
          <table:table-cell table:formula="of:=[.$C$19]*(1+([.E44])+([.F44])+([.G44])+([.H44])+([.I44]*[.$C$23])+([.J44]*[.$C$22])+[.$C$21])" office:value-type="float" office:value="40" calcext:value-type="float">
            <text:p>4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Boomski</text:p>
          </table:table-cell>
          <table:table-cell table:formula="of:=(POWER([.E45];[.$C$3])*[.$C$2])+(POWER([.F45];[.$C$5])*[.$C$4])+(POWER([.G45];[.$C$9])*[.$C$8])+(POWER([.H45];[.$C$11])*[.$C$10])+([.I45]*[.$C$17])+([.J45]*[.$C$18])+[.$C$16]" office:value-type="float" office:value="2332.84271247462" calcext:value-type="float">
            <text:p>2333</text:p>
          </table:table-cell>
          <table:table-cell table:formula="of:=[.$C$19]*(1+([.E45])+([.F45])+([.G45])+([.H45])+([.I45]*[.$C$23])+([.J45]*[.$C$22])+[.$C$21])"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una</text:p>
          </table:table-cell>
          <table:table-cell table:formula="of:=(POWER([.E46];[.$C$3])*[.$C$2])+(POWER([.F46];[.$C$5])*[.$C$4])+(POWER([.G46];[.$C$9])*[.$C$8])+(POWER([.H46];[.$C$11])*[.$C$10])+([.I46]*[.$C$17])+([.J46]*[.$C$18])+[.$C$16]" office:value-type="float" office:value="2569.61524227066" calcext:value-type="float">
            <text:p>2570</text:p>
          </table:table-cell>
          <table:table-cell table:formula="of:=[.$C$19]*(1+([.E46])+([.F46])+([.G46])+([.H46])+([.I46]*[.$C$23])+([.J46]*[.$C$22])+[.$C$21])" office:value-type="float" office:value="42" calcext:value-type="float">
            <text:p>4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CP-GEM</text:p>
          </table:table-cell>
          <table:table-cell table:formula="of:=(POWER([.E47];[.$C$3])*[.$C$2])+(POWER([.F47];[.$C$5])*[.$C$4])+(POWER([.G47];[.$C$9])*[.$C$8])+(POWER([.H47];[.$C$11])*[.$C$10])+([.I47]*[.$C$17])+([.J47]*[.$C$18])+[.$C$16]" office:value-type="float" office:value="1969.61524227066" calcext:value-type="float">
            <text:p>1970</text:p>
          </table:table-cell>
          <table:table-cell table:formula="of:=[.$C$19]*(1+([.E47])+([.F47])+([.G47])+([.H47])+([.I47]*[.$C$23])+([.J47]*[.$C$22])+[.$C$21])" office:value-type="float" office:value="36" calcext:value-type="float">
            <text:p>3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Interceptor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udo</text:p>
          </table:table-cell>
          <table:table-cell table:formula="of:=(POWER([.E50];[.$C$13])*[.$C$12])+(POWER([.F50];[.$C$15])*[.$C$14])" office:value-type="float" office:value="100" calcext:value-type="float">
            <text:p>100</text:p>
          </table:table-cell>
          <table:table-cell table:formula="of:=[.$C$20]*(1+([.E50])+([.F50]))"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Vespid</text:p>
          </table:table-cell>
          <table:table-cell table:formula="of:=(POWER([.E51];[.$C$13])*[.$C$12])+(POWER([.F51];[.$C$15])*[.$C$14])" office:value-type="float" office:value="218.179283050743" calcext:value-type="float">
            <text:p>218</text:p>
          </table:table-cell>
          <table:table-cell table:formula="of:=[.$C$20]*(1+([.E51])+([.F51])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ilurid</text:p>
          </table:table-cell>
          <table:table-cell table:formula="of:=(POWER([.E52];[.$C$13])*[.$C$12])+(POWER([.F52];[.$C$15])*[.$C$14])" office:value-type="float" office:value="168.920711500272" calcext:value-type="float">
            <text:p>169</text:p>
          </table:table-cell>
          <table:table-cell table:formula="of:=[.$C$20]*(1+([.E52])+([.F52])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Vulpid</text:p>
          </table:table-cell>
          <table:table-cell table:formula="of:=(POWER([.E53];[.$C$13])*[.$C$12])+(POWER([.F53];[.$C$15])*[.$C$14])" office:value-type="float" office:value="287.099994551015" calcext:value-type="float">
            <text:p>287</text:p>
          </table:table-cell>
          <table:table-cell table:formula="of:=[.$C$20]*(1+([.E53])+([.F53]))"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rocyonid</text:p>
          </table:table-cell>
          <table:table-cell table:formula="of:=(POWER([.E54];[.$C$13])*[.$C$12])+(POWER([.F54];[.$C$15])*[.$C$14])" office:value-type="float" office:value="247.411101942874" calcext:value-type="float">
            <text:p>247</text:p>
          </table:table-cell>
          <table:table-cell table:formula="of:=[.$C$20]*(1+([.E54])+([.F54])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ccipitrid</text:p>
          </table:table-cell>
          <table:table-cell table:formula="of:=(POWER([.E55];[.$C$13])*[.$C$12])+(POWER([.F55];[.$C$15])*[.$C$14])" office:value-type="float" office:value="365.590384993617" calcext:value-type="float">
            <text:p>366</text:p>
          </table:table-cell>
          <table:table-cell table:formula="of:=[.$C$20]*(1+([.E55])+([.F55])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anid</text:p>
          </table:table-cell>
          <table:table-cell table:formula="of:=(POWER([.E56];[.$C$13])*[.$C$12])+(POWER([.F56];[.$C$15])*[.$C$14])" office:value-type="float" office:value="332.842712474619" calcext:value-type="float">
            <text:p>333</text:p>
          </table:table-cell>
          <table:table-cell table:formula="of:=[.$C$20]*(1+([.E56])+([.F56]))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ophocyonid</text:p>
          </table:table-cell>
          <table:table-cell table:formula="of:=(POWER([.E57];[.$C$13])*[.$C$12])+(POWER([.F57];[.$C$15])*[.$C$14])" office:value-type="float" office:value="451.021995525362" calcext:value-type="float">
            <text:p>451</text:p>
          </table:table-cell>
          <table:table-cell table:formula="of:=[.$C$20]*(1+([.E57])+([.F57]))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athartid</text:p>
          </table:table-cell>
          <table:table-cell table:formula="of:=(POWER([.E58];[.$C$13])*[.$C$12])+(POWER([.F58];[.$C$15])*[.$C$14])" office:value-type="float" office:value="423.837195305305" calcext:value-type="float">
            <text:p>424</text:p>
          </table:table-cell>
          <table:table-cell table:formula="of:=[.$C$20]*(1+([.E58])+([.F58]))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upid</text:p>
          </table:table-cell>
          <table:table-cell table:formula="of:=(POWER([.E59];[.$C$13])*[.$C$12])+(POWER([.F59];[.$C$15])*[.$C$14])" office:value-type="float" office:value="542.016478356048" calcext:value-type="float">
            <text:p>542</text:p>
          </table:table-cell>
          <table:table-cell table:formula="of:=[.$C$20]*(1+([.E59])+([.F59]))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elid</text:p>
          </table:table-cell>
          <table:table-cell table:formula="of:=(POWER([.E60];[.$C$13])*[.$C$12])+(POWER([.F60];[.$C$15])*[.$C$14])" office:value-type="float" office:value="637.704657072729" calcext:value-type="float">
            <text:p>638</text:p>
          </table:table-cell>
          <table:table-cell table:formula="of:=[.$C$20]*(1+([.E60])+([.F60]))"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Ursid</text:p>
          </table:table-cell>
          <table:table-cell table:formula="of:=(POWER([.E61];[.$C$13])*[.$C$12])+(POWER([.F61];[.$C$15])*[.$C$14])" office:value-type="float" office:value="519.525374021986" calcext:value-type="float">
            <text:p>520</text:p>
          </table:table-cell>
          <table:table-cell table:formula="of:=[.$C$20]*(1+([.E61])+([.F61]))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schatol</text:p>
          </table:table-cell>
          <table:table-cell table:formula="of:=(POWER([.E62];[.$C$13])*[.$C$12])+(POWER([.F62];[.$C$15])*[.$C$14])" office:value-type="float" office:value="619.301796594225" calcext:value-type="float">
            <text:p>619</text:p>
          </table:table-cell>
          <table:table-cell table:formula="of:=[.$C$20]*(1+([.E62])+([.F62]))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agnarok</text:p>
          </table:table-cell>
          <table:table-cell table:formula="of:=(POWER([.E63];[.$C$13])*[.$C$12])+(POWER([.F63];[.$C$15])*[.$C$14])" office:value-type="float" office:value="737.481079644968" calcext:value-type="float">
            <text:p>737</text:p>
          </table:table-cell>
          <table:table-cell table:formula="of:=[.$C$20]*(1+([.E63])+([.F63]))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</table:table>
      <table:table table:name="Speeds" table:style-name="ta1"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8" table:default-cell-style-name="Default"/>
        <table:table-row table:style-name="ro1">
          <table:table-cell table:number-columns-repeated="15"/>
        </table:table-row>
        <table:table-row table:style-name="ro1">
          <table:table-cell/>
          <table:table-cell table:style-name="ce3" office:value-type="string" calcext:value-type="string" table:number-columns-spanned="14" table:number-rows-spanned="1">
            <text:p>How far a missile of a given speed will travel in typical SAM site reload time intervals</text:p>
          </table:table-cell>
          <table:covered-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Index</text:p>
          </table:table-cell>
          <table:table-cell table:style-name="ce1" office:value-type="string" calcext:value-type="string">
            <text:p>Speed</text:p>
          </table:table-cell>
          <table:table-cell table:style-name="ce1" office:value-type="string" calcext:value-type="string">
            <text:p>2min Range</text:p>
          </table:table-cell>
          <table:table-cell table:style-name="ce1" office:value-type="string" calcext:value-type="string">
            <text:p>1min Range</text:p>
          </table:table-cell>
          <table:table-cell table:style-name="ce1" office:value-type="string" calcext:value-type="string">
            <text:p>30s Range</text:p>
          </table:table-cell>
          <table:table-cell table:style-name="ce1" office:value-type="string" calcext:value-type="string">
            <text:p>15s Range</text:p>
          </table:table-cell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table:style-name="ce4" table:formula="of:=[.C4]/30" office:value-type="float" office:value="50" calcext:value-type="float">
            <text:p>50.0</text:p>
          </table:table-cell>
          <table:table-cell table:style-name="ce4" table:formula="of:=[.C4]/60" office:value-type="float" office:value="25" calcext:value-type="float">
            <text:p>25.0</text:p>
          </table:table-cell>
          <table:table-cell table:style-name="ce4" table:formula="of:=[.C4]/120" office:value-type="float" office:value="12.5" calcext:value-type="float">
            <text:p>12.5</text:p>
          </table:table-cell>
          <table:table-cell table:style-name="ce4" table:formula="of:=[.C4]/240" office:value-type="float" office:value="6.25" calcext:value-type="float">
            <text:p>6.3</text:p>
          </table:table-cell>
          <table:table-cell table:number-columns-repeated="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500" calcext:value-type="float">
            <text:p>2500</text:p>
          </table:table-cell>
          <table:table-cell table:style-name="ce4" table:formula="of:=[.C5]/30" office:value-type="float" office:value="83.3333333333333" calcext:value-type="float">
            <text:p>83.3</text:p>
          </table:table-cell>
          <table:table-cell table:style-name="ce4" table:formula="of:=[.C5]/60" office:value-type="float" office:value="41.6666666666667" calcext:value-type="float">
            <text:p>41.7</text:p>
          </table:table-cell>
          <table:table-cell table:style-name="ce4" table:formula="of:=[.C5]/120" office:value-type="float" office:value="20.8333333333333" calcext:value-type="float">
            <text:p>20.8</text:p>
          </table:table-cell>
          <table:table-cell table:style-name="ce4" table:formula="of:=[.C5]/240" office:value-type="float" office:value="10.4166666666667" calcext:value-type="float">
            <text:p>10.4</text:p>
          </table:table-cell>
          <table:table-cell table:number-columns-repeated="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3500" calcext:value-type="float">
            <text:p>3500</text:p>
          </table:table-cell>
          <table:table-cell table:style-name="ce4" table:formula="of:=[.C6]/30" office:value-type="float" office:value="116.666666666667" calcext:value-type="float">
            <text:p>116.7</text:p>
          </table:table-cell>
          <table:table-cell table:style-name="ce4" table:formula="of:=[.C6]/60" office:value-type="float" office:value="58.3333333333333" calcext:value-type="float">
            <text:p>58.3</text:p>
          </table:table-cell>
          <table:table-cell table:style-name="ce4" table:formula="of:=[.C6]/120" office:value-type="float" office:value="29.1666666666667" calcext:value-type="float">
            <text:p>29.2</text:p>
          </table:table-cell>
          <table:table-cell table:style-name="ce4" table:formula="of:=[.C6]/240" office:value-type="float" office:value="14.5833333333333" calcext:value-type="float">
            <text:p>14.6</text:p>
          </table:table-cell>
          <table:table-cell table:number-columns-repeated="8"/>
        </table:table-row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table:style-name="ce3" office:value-type="string" calcext:value-type="string" table:number-columns-spanned="14" table:number-rows-spanned="1">
            <text:p>Interceptor ranges, and how many shots a SAM site will be able to take on missiles of the three given speed types for the given reload upgrade level</text:p>
          </table:table-cell>
          <table:covered-table-cell table:number-columns-repeated="13"/>
        </table:table-row>
        <table:table-row table:style-name="ro1">
          <table:table-cell/>
          <table:table-cell table:style-name="ce3"/>
          <table:table-cell/>
          <table:table-cell table:style-name="ce5" office:value-type="string" calcext:value-type="string" table:number-columns-spanned="3" table:number-rows-spanned="1">
            <text:p>Upgrade level 0 – 2 minute reload</text:p>
          </table:table-cell>
          <table:covered-table-cell table:number-columns-repeated="2"/>
          <table:table-cell table:style-name="ce5" office:value-type="string" calcext:value-type="string" table:number-columns-spanned="3" table:number-rows-spanned="1">
            <text:p>Upgrade level 1 – 1 minute reload</text:p>
          </table:table-cell>
          <table:covered-table-cell table:number-columns-repeated="2"/>
          <table:table-cell table:style-name="ce7" office:value-type="string" calcext:value-type="string" table:number-columns-spanned="3" table:number-rows-spanned="1">
            <text:p>Upgrade level 1 – 30 second reload</text:p>
          </table:table-cell>
          <table:covered-table-cell/>
          <table:covered-table-cell table:style-name="ce8"/>
          <table:table-cell table:style-name="ce9" office:value-type="string" calcext:value-type="string" table:number-columns-spanned="3" table:number-rows-spanned="1">
            <text:p>Upgrade level 1 – 15 second reload</text:p>
          </table:table-cell>
          <table:covered-table-cell/>
          <table:covered-table-cell table:style-name="ce8"/>
        </table:table-row>
        <table:table-row table:style-name="ro1">
          <table:table-cell/>
          <table:table-cell table:style-name="ce1" office:value-type="string" calcext:value-type="string">
            <text:p>Index</text:p>
          </table:table-cell>
          <table:table-cell table:style-name="ce1" office:value-type="string" calcext:value-type="string">
            <text:p>Range</text:p>
          </table:table-cell>
          <table:table-cell table:style-name="ce5" office:value-type="string" calcext:value-type="string">
            <text:p>Vs speed 1</text:p>
          </table:table-cell>
          <table:table-cell table:style-name="ce1" office:value-type="string" calcext:value-type="string">
            <text:p>Vs speed 2</text:p>
          </table:table-cell>
          <table:table-cell table:style-name="ce1" office:value-type="string" calcext:value-type="string">
            <text:p>Vs speed 3</text:p>
          </table:table-cell>
          <table:table-cell table:style-name="ce5" office:value-type="string" calcext:value-type="string">
            <text:p>Vs speed 1</text:p>
          </table:table-cell>
          <table:table-cell table:style-name="ce1" office:value-type="string" calcext:value-type="string">
            <text:p>Vs speed 2</text:p>
          </table:table-cell>
          <table:table-cell table:style-name="ce1" office:value-type="string" calcext:value-type="string">
            <text:p>Vs speed 3</text:p>
          </table:table-cell>
          <table:table-cell table:style-name="ce5" office:value-type="string" calcext:value-type="string">
            <text:p>Vs speed 1</text:p>
          </table:table-cell>
          <table:table-cell table:style-name="ce1" office:value-type="string" calcext:value-type="string">
            <text:p>Vs speed 2</text:p>
          </table:table-cell>
          <table:table-cell table:style-name="ce9" office:value-type="string" calcext:value-type="string">
            <text:p>Vs speed 3</text:p>
          </table:table-cell>
          <table:table-cell table:style-name="ce1" office:value-type="string" calcext:value-type="string">
            <text:p>Vs speed 1</text:p>
          </table:table-cell>
          <table:table-cell table:style-name="ce1" office:value-type="string" calcext:value-type="string">
            <text:p>Vs speed 2</text:p>
          </table:table-cell>
          <table:table-cell table:style-name="ce9" office:value-type="string" calcext:value-type="string">
            <text:p>Vs speed 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6" table:formula="of:=ROUNDUP([.$C12]/[.$D$4])" office:value-type="float" office:value="1" calcext:value-type="float">
            <text:p>1</text:p>
          </table:table-cell>
          <table:table-cell table:formula="of:=ROUNDUP([.$C12]/[.$D$5])" office:value-type="float" office:value="1" calcext:value-type="float">
            <text:p>1</text:p>
          </table:table-cell>
          <table:table-cell table:formula="of:=ROUNDUP([.$C12]/[.$D$6])" office:value-type="float" office:value="1" calcext:value-type="float">
            <text:p>1</text:p>
          </table:table-cell>
          <table:table-cell table:style-name="ce6" table:formula="of:=ROUNDUP([.$C12]/[.$E$4])" office:value-type="float" office:value="1" calcext:value-type="float">
            <text:p>1</text:p>
          </table:table-cell>
          <table:table-cell table:formula="of:=ROUNDUP([.$C12]/[.$E$5])" office:value-type="float" office:value="1" calcext:value-type="float">
            <text:p>1</text:p>
          </table:table-cell>
          <table:table-cell table:formula="of:=ROUNDUP([.$C12]/[.$E$6])" office:value-type="float" office:value="1" calcext:value-type="float">
            <text:p>1</text:p>
          </table:table-cell>
          <table:table-cell table:style-name="ce6" table:formula="of:=ROUNDUP([.$C12]/[.$F$4])" office:value-type="float" office:value="1" calcext:value-type="float">
            <text:p>1</text:p>
          </table:table-cell>
          <table:table-cell table:formula="of:=ROUNDUP([.$C12]/[.$F$5])" office:value-type="float" office:value="1" calcext:value-type="float">
            <text:p>1</text:p>
          </table:table-cell>
          <table:table-cell table:formula="of:=ROUNDUP([.$C12]/[.$F$6])" office:value-type="float" office:value="1" calcext:value-type="float">
            <text:p>1</text:p>
          </table:table-cell>
          <table:table-cell table:style-name="ce6" table:formula="of:=ROUNDUP([.$C12]/[.$G$4])" office:value-type="float" office:value="2" calcext:value-type="float">
            <text:p>2</text:p>
          </table:table-cell>
          <table:table-cell table:formula="of:=ROUNDUP([.$C12]/[.$G$5])" office:value-type="float" office:value="1" calcext:value-type="float">
            <text:p>1</text:p>
          </table:table-cell>
          <table:table-cell table:style-name="ce8" table:formula="of:=ROUNDUP([.$C12]/[.$G$6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style-name="ce6" table:formula="of:=ROUNDUP([.C13]/[.$D$4])" office:value-type="float" office:value="1" calcext:value-type="float">
            <text:p>1</text:p>
          </table:table-cell>
          <table:table-cell table:formula="of:=ROUNDUP([.C13]/[.$D$5])" office:value-type="float" office:value="1" calcext:value-type="float">
            <text:p>1</text:p>
          </table:table-cell>
          <table:table-cell table:formula="of:=ROUNDUP([.C13]/[.$D$6])" office:value-type="float" office:value="1" calcext:value-type="float">
            <text:p>1</text:p>
          </table:table-cell>
          <table:table-cell table:style-name="ce6" table:formula="of:=ROUNDUP([.$C13]/[.$E$4])" office:value-type="float" office:value="2" calcext:value-type="float">
            <text:p>2</text:p>
          </table:table-cell>
          <table:table-cell table:formula="of:=ROUNDUP([.$C13]/[.$E$5])" office:value-type="float" office:value="2" calcext:value-type="float">
            <text:p>2</text:p>
          </table:table-cell>
          <table:table-cell table:formula="of:=ROUNDUP([.$C13]/[.$E$6])" office:value-type="float" office:value="1" calcext:value-type="float">
            <text:p>1</text:p>
          </table:table-cell>
          <table:table-cell table:style-name="ce6" table:formula="of:=ROUNDUP([.$C13]/[.$F$4])" office:value-type="float" office:value="4" calcext:value-type="float">
            <text:p>4</text:p>
          </table:table-cell>
          <table:table-cell table:formula="of:=ROUNDUP([.$C13]/[.$F$5])" office:value-type="float" office:value="3" calcext:value-type="float">
            <text:p>3</text:p>
          </table:table-cell>
          <table:table-cell table:formula="of:=ROUNDUP([.$C13]/[.$F$6])" office:value-type="float" office:value="2" calcext:value-type="float">
            <text:p>2</text:p>
          </table:table-cell>
          <table:table-cell table:style-name="ce6" table:formula="of:=ROUNDUP([.$C13]/[.$G$4])" office:value-type="float" office:value="8" calcext:value-type="float">
            <text:p>8</text:p>
          </table:table-cell>
          <table:table-cell table:formula="of:=ROUNDUP([.$C13]/[.$G$5])" office:value-type="float" office:value="5" calcext:value-type="float">
            <text:p>5</text:p>
          </table:table-cell>
          <table:table-cell table:style-name="ce8" table:formula="of:=ROUNDUP([.$C13]/[.$G$6])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  <table:table-cell table:style-name="ce6" table:formula="of:=ROUNDUP([.C14]/[.$D$4])" office:value-type="float" office:value="3" calcext:value-type="float">
            <text:p>3</text:p>
          </table:table-cell>
          <table:table-cell table:formula="of:=ROUNDUP([.C14]/[.$D$5])" office:value-type="float" office:value="2" calcext:value-type="float">
            <text:p>2</text:p>
          </table:table-cell>
          <table:table-cell table:formula="of:=ROUNDUP([.C14]/[.$D$6])" office:value-type="float" office:value="2" calcext:value-type="float">
            <text:p>2</text:p>
          </table:table-cell>
          <table:table-cell table:style-name="ce6" table:formula="of:=ROUNDUP([.$C14]/[.$E$4])" office:value-type="float" office:value="6" calcext:value-type="float">
            <text:p>6</text:p>
          </table:table-cell>
          <table:table-cell table:formula="of:=ROUNDUP([.$C14]/[.$E$5])" office:value-type="float" office:value="4" calcext:value-type="float">
            <text:p>4</text:p>
          </table:table-cell>
          <table:table-cell table:formula="of:=ROUNDUP([.$C14]/[.$E$6])" office:value-type="float" office:value="3" calcext:value-type="float">
            <text:p>3</text:p>
          </table:table-cell>
          <table:table-cell table:style-name="ce6" table:formula="of:=ROUNDUP([.$C14]/[.$F$4])" office:value-type="float" office:value="12" calcext:value-type="float">
            <text:p>12</text:p>
          </table:table-cell>
          <table:table-cell table:formula="of:=ROUNDUP([.$C14]/[.$F$5])" office:value-type="float" office:value="8" calcext:value-type="float">
            <text:p>8</text:p>
          </table:table-cell>
          <table:table-cell table:formula="of:=ROUNDUP([.$C14]/[.$F$6])" office:value-type="float" office:value="6" calcext:value-type="float">
            <text:p>6</text:p>
          </table:table-cell>
          <table:table-cell table:style-name="ce6" table:formula="of:=ROUNDUP([.$C14]/[.$G$4])" office:value-type="float" office:value="24" calcext:value-type="float">
            <text:p>24</text:p>
          </table:table-cell>
          <table:table-cell table:formula="of:=ROUNDUP([.$C14]/[.$G$5])" office:value-type="float" office:value="15" calcext:value-type="float">
            <text:p>15</text:p>
          </table:table-cell>
          <table:table-cell table:style-name="ce8" table:formula="of:=ROUNDUP([.$C14]/[.$G$6])"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table:style-name="ce6" table:formula="of:=ROUNDUP([.C15]/[.$D$4])" office:value-type="float" office:value="8" calcext:value-type="float">
            <text:p>8</text:p>
          </table:table-cell>
          <table:table-cell table:formula="of:=ROUNDUP([.C15]/[.$D$5])" office:value-type="float" office:value="5" calcext:value-type="float">
            <text:p>5</text:p>
          </table:table-cell>
          <table:table-cell table:formula="of:=ROUNDUP([.C15]/[.$D$6])" office:value-type="float" office:value="4" calcext:value-type="float">
            <text:p>4</text:p>
          </table:table-cell>
          <table:table-cell table:style-name="ce6" table:formula="of:=ROUNDUP([.$C15]/[.$E$4])" office:value-type="float" office:value="16" calcext:value-type="float">
            <text:p>16</text:p>
          </table:table-cell>
          <table:table-cell table:formula="of:=ROUNDUP([.$C15]/[.$E$5])" office:value-type="float" office:value="10" calcext:value-type="float">
            <text:p>10</text:p>
          </table:table-cell>
          <table:table-cell table:formula="of:=ROUNDUP([.$C15]/[.$E$6])" office:value-type="float" office:value="7" calcext:value-type="float">
            <text:p>7</text:p>
          </table:table-cell>
          <table:table-cell table:style-name="ce6" table:formula="of:=ROUNDUP([.$C15]/[.$F$4])" office:value-type="float" office:value="32" calcext:value-type="float">
            <text:p>32</text:p>
          </table:table-cell>
          <table:table-cell table:formula="of:=ROUNDUP([.$C15]/[.$F$5])" office:value-type="float" office:value="20" calcext:value-type="float">
            <text:p>20</text:p>
          </table:table-cell>
          <table:table-cell table:formula="of:=ROUNDUP([.$C15]/[.$F$6])" office:value-type="float" office:value="14" calcext:value-type="float">
            <text:p>14</text:p>
          </table:table-cell>
          <table:table-cell table:style-name="ce6" table:formula="of:=ROUNDUP([.$C15]/[.$G$4])" office:value-type="float" office:value="64" calcext:value-type="float">
            <text:p>64</text:p>
          </table:table-cell>
          <table:table-cell table:formula="of:=ROUNDUP([.$C15]/[.$G$5])" office:value-type="float" office:value="39" calcext:value-type="float">
            <text:p>39</text:p>
          </table:table-cell>
          <table:table-cell table:style-name="ce8" table:formula="of:=ROUNDUP([.$C15]/[.$G$6])"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table:style-name="ce6" table:formula="of:=ROUNDUP([.C16]/[.$D$4])" office:value-type="float" office:value="20" calcext:value-type="float">
            <text:p>20</text:p>
          </table:table-cell>
          <table:table-cell table:formula="of:=ROUNDUP([.C16]/[.$D$5])" office:value-type="float" office:value="12" calcext:value-type="float">
            <text:p>12</text:p>
          </table:table-cell>
          <table:table-cell table:formula="of:=ROUNDUP([.C16]/[.$D$6])" office:value-type="float" office:value="9" calcext:value-type="float">
            <text:p>9</text:p>
          </table:table-cell>
          <table:table-cell table:style-name="ce6" table:formula="of:=ROUNDUP([.$C16]/[.$E$4])" office:value-type="float" office:value="40" calcext:value-type="float">
            <text:p>40</text:p>
          </table:table-cell>
          <table:table-cell table:formula="of:=ROUNDUP([.$C16]/[.$E$5])" office:value-type="float" office:value="24" calcext:value-type="float">
            <text:p>24</text:p>
          </table:table-cell>
          <table:table-cell table:formula="of:=ROUNDUP([.$C16]/[.$E$6])" office:value-type="float" office:value="18" calcext:value-type="float">
            <text:p>18</text:p>
          </table:table-cell>
          <table:table-cell table:style-name="ce6" table:formula="of:=ROUNDUP([.$C16]/[.$F$4])" office:value-type="float" office:value="80" calcext:value-type="float">
            <text:p>80</text:p>
          </table:table-cell>
          <table:table-cell table:formula="of:=ROUNDUP([.$C16]/[.$F$5])" office:value-type="float" office:value="49" calcext:value-type="float">
            <text:p>49</text:p>
          </table:table-cell>
          <table:table-cell table:formula="of:=ROUNDUP([.$C16]/[.$F$6])" office:value-type="float" office:value="35" calcext:value-type="float">
            <text:p>35</text:p>
          </table:table-cell>
          <table:table-cell table:style-name="ce6" table:formula="of:=ROUNDUP([.$C16]/[.$G$4])" office:value-type="float" office:value="160" calcext:value-type="float">
            <text:p>160</text:p>
          </table:table-cell>
          <table:table-cell table:formula="of:=ROUNDUP([.$C16]/[.$G$5])" office:value-type="float" office:value="96" calcext:value-type="float">
            <text:p>96</text:p>
          </table:table-cell>
          <table:table-cell table:style-name="ce8" table:formula="of:=ROUNDUP([.$C16]/[.$G$6])" office:value-type="float" office:value="69" calcext:value-type="float">
            <text:p>69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000" calcext:value-type="float">
            <text:p>3000</text:p>
          </table:table-cell>
          <table:table-cell table:style-name="ce6" table:formula="of:=ROUNDUP([.C17]/[.$D$4])" office:value-type="float" office:value="60" calcext:value-type="float">
            <text:p>60</text:p>
          </table:table-cell>
          <table:table-cell table:formula="of:=ROUNDUP([.C17]/[.$D$5])" office:value-type="float" office:value="36" calcext:value-type="float">
            <text:p>36</text:p>
          </table:table-cell>
          <table:table-cell table:formula="of:=ROUNDUP([.C17]/[.$D$6])" office:value-type="float" office:value="26" calcext:value-type="float">
            <text:p>26</text:p>
          </table:table-cell>
          <table:table-cell table:style-name="ce6" table:formula="of:=ROUNDUP([.$C17]/[.$E$4])" office:value-type="float" office:value="120" calcext:value-type="float">
            <text:p>120</text:p>
          </table:table-cell>
          <table:table-cell table:formula="of:=ROUNDUP([.$C17]/[.$E$5])" office:value-type="float" office:value="72" calcext:value-type="float">
            <text:p>72</text:p>
          </table:table-cell>
          <table:table-cell table:formula="of:=ROUNDUP([.$C17]/[.$E$6])" office:value-type="float" office:value="52" calcext:value-type="float">
            <text:p>52</text:p>
          </table:table-cell>
          <table:table-cell table:style-name="ce6" table:formula="of:=ROUNDUP([.$C17]/[.$F$4])" office:value-type="float" office:value="240" calcext:value-type="float">
            <text:p>240</text:p>
          </table:table-cell>
          <table:table-cell table:formula="of:=ROUNDUP([.$C17]/[.$F$5])" office:value-type="float" office:value="144" calcext:value-type="float">
            <text:p>144</text:p>
          </table:table-cell>
          <table:table-cell table:formula="of:=ROUNDUP([.$C17]/[.$F$6])" office:value-type="float" office:value="103" calcext:value-type="float">
            <text:p>103</text:p>
          </table:table-cell>
          <table:table-cell table:style-name="ce6" table:formula="of:=ROUNDUP([.$C17]/[.$G$4])" office:value-type="float" office:value="480" calcext:value-type="float">
            <text:p>480</text:p>
          </table:table-cell>
          <table:table-cell table:formula="of:=ROUNDUP([.$C17]/[.$G$5])" office:value-type="float" office:value="288" calcext:value-type="float">
            <text:p>288</text:p>
          </table:table-cell>
          <table:table-cell table:style-name="ce8" table:formula="of:=ROUNDUP([.$C17]/[.$G$6])" office:value-type="float" office:value="206" calcext:value-type="float">
            <text:p>206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8000" calcext:value-type="float">
            <text:p>8000</text:p>
          </table:table-cell>
          <table:table-cell table:style-name="ce6" table:formula="of:=ROUNDUP([.C18]/[.$D$4])" office:value-type="float" office:value="160" calcext:value-type="float">
            <text:p>160</text:p>
          </table:table-cell>
          <table:table-cell table:formula="of:=ROUNDUP([.C18]/[.$D$5])" office:value-type="float" office:value="96" calcext:value-type="float">
            <text:p>96</text:p>
          </table:table-cell>
          <table:table-cell table:formula="of:=ROUNDUP([.C18]/[.$D$6])" office:value-type="float" office:value="69" calcext:value-type="float">
            <text:p>69</text:p>
          </table:table-cell>
          <table:table-cell table:style-name="ce6" table:formula="of:=ROUNDUP([.$C18]/[.$E$4])" office:value-type="float" office:value="320" calcext:value-type="float">
            <text:p>320</text:p>
          </table:table-cell>
          <table:table-cell table:formula="of:=ROUNDUP([.$C18]/[.$E$5])" office:value-type="float" office:value="192" calcext:value-type="float">
            <text:p>192</text:p>
          </table:table-cell>
          <table:table-cell table:formula="of:=ROUNDUP([.$C18]/[.$E$6])" office:value-type="float" office:value="138" calcext:value-type="float">
            <text:p>138</text:p>
          </table:table-cell>
          <table:table-cell table:style-name="ce6" table:formula="of:=ROUNDUP([.$C18]/[.$F$4])" office:value-type="float" office:value="640" calcext:value-type="float">
            <text:p>640</text:p>
          </table:table-cell>
          <table:table-cell table:formula="of:=ROUNDUP([.$C18]/[.$F$5])" office:value-type="float" office:value="385" calcext:value-type="float">
            <text:p>385</text:p>
          </table:table-cell>
          <table:table-cell table:formula="of:=ROUNDUP([.$C18]/[.$F$6])" office:value-type="float" office:value="275" calcext:value-type="float">
            <text:p>275</text:p>
          </table:table-cell>
          <table:table-cell table:style-name="ce6" table:formula="of:=ROUNDUP([.$C18]/[.$G$4])" office:value-type="float" office:value="1280" calcext:value-type="float">
            <text:p>1280</text:p>
          </table:table-cell>
          <table:table-cell table:formula="of:=ROUNDUP([.$C18]/[.$G$5])" office:value-type="float" office:value="768" calcext:value-type="float">
            <text:p>768</text:p>
          </table:table-cell>
          <table:table-cell table:style-name="ce8" table:formula="of:=ROUNDUP([.$C18]/[.$G$6])" office:value-type="float" office:value="549" calcext:value-type="float">
            <text:p>549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400" calcext:value-type="float">
            <text:p>400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000" calcext:value-type="float">
            <text:p>3000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8000" calcext:value-type="float">
            <text:p>8000</text:p>
          </table:table-cell>
          <table:table-cell table:number-columns-repeated="12"/>
        </table:table-row>
      </table:table>
      <table:named-expressions/>
      <table:database-ranges>
        <table:database-range table:name="__Anonymous_Sheet_DB__0" table:target-range-address="Pricing.B50:Pricing.F63" table:contains-header="false">
          <table:sort>
            <table:sort-by table:field-number="4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10">00/00/0000</text:date>, <text:time style:data-style-name="N2" text:time-value="21:59:38.5086061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0T17:29:48.525709501</meta:creation-date>
    <dc:date>2019-09-10T22:25:27.221635160</dc:date>
    <meta:editing-duration>PT2H30M15S</meta:editing-duration>
    <meta:editing-cycles>10</meta:editing-cycles>
    <meta:generator>LibreOffice/5.1.6.2$Linux_X86_64 LibreOffice_project/10m0$Build-2</meta:generator>
    <meta:document-statistic meta:table-count="2" meta:cell-count="445" meta:object-count="0"/>
  </office:meta>
</office:document-meta>
</file>